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297941452631909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67705040949908950"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1985745956466862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5736756362331906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8777468791671104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96115005359679499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8169346277987185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81761054060779910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605801" text:continue-list="list528169346277987185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45381215776587766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9612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1444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59701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0258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1043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270559892186343805" text:style-name="L10">
        <text:list-item>
          <text:list>
            <text:list-header>
              <text:p text:style-name="P119">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5T15:37:53.82</dc:date>
    <dc:creator>James Lombardi</dc:creator>
    <meta:editing-duration>P9DT16H20M44S</meta:editing-duration>
    <meta:editing-cycles>824</meta:editing-cycles>
    <meta:generator>OpenOffice/4.1.2$Win32 OpenOffice.org_project/412m3$Build-9782</meta:generator>
    <meta:document-statistic meta:table-count="0" meta:image-count="8" meta:object-count="0" meta:page-count="94" meta:paragraph-count="2532" meta:word-count="28720" meta:character-count="146804"/>
  </office:meta>
</office:document-meta>
</file>